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"/>
  <manifest:file-entry manifest:full-path="Pictures/10000000000003200000025800EFCC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9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794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3.573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8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draw:auto-grow-height="true" fo:min-height="12.789cm"/>
    </style:style>
    <style:style style:name="pr8" style:family="presentation" style:parent-style-name="По_20_подразбиране-notes">
      <style:graphic-properties draw:fill-color="#ffffff" fo:min-height="12.539cm"/>
    </style:style>
    <style:style style:name="pr9" style:family="presentation" style:parent-style-name="По_20_подразбиране-title">
      <style:graphic-properties draw:fill-color="#ffffff" draw:auto-grow-height="true" fo:min-height="3.274cm"/>
    </style:style>
    <style:style style:name="pr10" style:family="presentation" style:parent-style-name="По_20_подразбиране-outline1">
      <style:graphic-properties draw:fill-color="#ffffff" draw:auto-grow-height="true" fo:min-height="15.076cm"/>
    </style:style>
    <style:style style:name="pr11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.948cm" fo:margin-right="0cm" fo:text-indent="-0.948cm"/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76cm" fo:margin-bottom="0cm" fo:text-indent="0cm"/>
    </style:style>
    <style:style style:name="P20" style:family="paragraph">
      <style:paragraph-properties fo:margin-left="0.948cm" fo:margin-right="0cm" fo:margin-top="0.76cm" fo:margin-bottom="0cm" fo:text-indent="-0.948cm"/>
    </style:style>
    <style:style style:name="P21" style:family="paragraph">
      <style:paragraph-properties fo:margin-left="0cm" fo:margin-right="0cm" fo:line-height="105%" fo:text-indent="0cm"/>
      <style:text-properties fo:font-size="18pt"/>
    </style:style>
    <style:style style:name="P22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'Courier New'" style:font-family-generic="modern" style:font-pitch="fixed" fo:font-size="26pt" style:font-size-asian="26pt" style:font-size-complex="26pt"/>
    </style:style>
    <style:style style:name="T18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5cm" presentation:class="title" presentation:user-transformed="true">
          <draw:text-box>
            <text:p text:style-name="P1"><text:span text:style-name="T1">Perl Programming Course</text:span></text:p>
          </draw:text-box>
        </draw:frame>
        <draw:custom-shape draw:style-name="gr1" draw:text-style-name="P4" draw:layer="layout" svg:width="9.565cm" svg:height="1.495cm" svg:x="1.306cm" svg:y="13.527cm">
          <text:p text:style-name="P3"><text:span text:style-name="T2">Krassimir Berov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01cm" svg:height="1.352cm" svg:x="9.35cm" svg:y="8.15cm">
          <draw:text-box>
            <text:p text:style-name="P5"><text:span text:style-name="T3">Subroutines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4">What is a Subroutine</text:span></text:p>
              </text:list-item>
              <text:list-item>
                <text:p text:style-name="P9"><text:span text:style-name="T4">Defining Subroutines</text:span></text:p>
              </text:list-item>
              <text:list-item>
                <text:p text:style-name="P9"><text:span text:style-name="T4">Invoking Subroutines</text:span></text:p>
              </text:list-item>
              <text:list-item>
                <text:p text:style-name="P9"><text:span text:style-name="T4">Subroutine arguments</text:span></text:p>
              </text:list-item>
              <text:list-item>
                <text:p text:style-name="P9"><text:span text:style-name="T4">Retrieving data from calling subroutines</text:span><text:span text:style-name="T4"><text:line-break/></text:span><text:span text:style-name="T4">Operator caller</text:span></text:p>
              </text:list-item>
              <text:list-item>
                <text:p text:style-name="P9"><text:span text:style-name="T4">Return values. Operator wantarray</text:span></text:p>
              </text:list-item>
              <text:list-item>
                <text:p text:style-name="P9"><text:span text:style-name="T4">Scope and Declaration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Subroutin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ubroutine</text:p>
                <text:list>
                  <text:list-item>
                    <text:p text:style-name="P7">a user-defined function</text:p>
                  </text:list-item>
                  <text:list-item>
                    <text:p text:style-name="P7">identifier for a code block</text:p>
                    <text:list>
                      <text:list-item>
                        <text:p text:style-name="P7"><text:span text:style-name="T4">letters, digits, and underscores</text:span></text:p>
                      </text:list-item>
                      <text:list-item>
                        <text:p text:style-name="P7"><text:span text:style-name="T4">can't start with a digit</text:span></text:p>
                      </text:list-item>
                      <text:list-item>
                        <text:p text:style-name="P7"><text:span text:style-name="T4">optional ampersand (&amp;) in fro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fining a Subroutine</text:p>
          </draw:text-box>
        </draw:frame>
        <draw:frame presentation:style-name="pr6" draw:text-style-name="P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</text:span><text:span text:style-name="T5"><text:line-break/></text:span><text:span text:style-name="T5">sub BLOCK</text:span><text:span text:style-name="T5"><text:line-break/></text:span><text:span text:style-name="T5">sub NAME BLOCK</text:span><text:span text:style-name="T5"><text:line-break/></text:span><text:span text:style-name="T5">sub NAME (PROTO) BLOCK</text:span><text:span text:style-name="T5"><text:line-break/></text:span><text:span text:style-name="T5">sub NAME : ATTRS BLOCK</text:span><text:span text:style-name="T5"><text:line-break/></text:span><text:span text:style-name="T5">sub NAME (PROTO) : ATTRS BLOCK </text:span></text:p>
                <text:list>
                  <text:list-item>
                    <text:p text:style-name="P7"><text:span text:style-name="T6">Without a BLOCK it's just a forward declaration</text:span></text:p>
                  </text:list-item>
                  <text:list-item>
                    <text:p text:style-name="P7"><text:span text:style-name="T6">Without a NAME, it's an anonymous function declaration – return value: CODE ref </text:span><text:span text:style-name="T6"><text:line-break/></text:span><text:span text:style-name="T6">See: perlfaq7/What's a closure?</text:span></text:p>
                  </text:list-item>
                  <text:list-item>
                    <text:p text:style-name="P7"><text:span text:style-name="T6">May optionally have attribute lists</text:span><text:span text:style-name="T6"><text:line-break/></text:span><text:span text:style-name="T6">See: attributes, Attribute::Handlers</text:span></text:p>
                  </text:list-item>
                  <text:list-item>
                    <text:p text:style-name="P7"><text:span text:style-name="T6">A subroutine may be defined anywhere in your program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efining a Subroutine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 (PROTO) BLOCK</text:span></text:p>
                <text:list>
                  <text:list-item>
                    <text:p text:style-name="P7"><text:span text:style-name="T7">The function declaration must be visible at compile time</text:span></text:p>
                  </text:list-item>
                  <text:list-item>
                    <text:p text:style-name="P7"><text:span text:style-name="T7">The prototype is in effect only when not using the &amp; character</text:span></text:p>
                  </text:list-item>
                  <text:list-item>
                    <text:p text:style-name="P7"><text:span text:style-name="T7">Method calls are not influenced by prototypes either</text:span></text:p>
                  </text:list-item>
                  <text:list-item>
                    <text:p text:style-name="P7"><text:span text:style-name="T7">The intent is primarily to let you define subroutines that work like built-in functions</text:span></text:p>
                  </text:list-item>
                  <text:list-item>
                    <text:p text:style-name="P7"><text:span text:style-name="T7">See:perlsub/Prototyp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nvok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sub.pl</text:p>
              </text:list-item>
            </text:list>
          </draw:text-box>
        </draw:frame>
        <draw:custom-shape draw:style-name="gr6" draw:text-style-name="P15" draw:layer="layout" svg:width="21.603cm" svg:height="13.217cm" svg:x="1.899cm" svg:y="5.003cm">
          <text:p text:style-name="P14"><text:span text:style-name="T8">sub hope;</text:span></text:p>
          <text:p text:style-name="P14"><text:span text:style-name="T8">sub syntax($) { </text:span></text:p>
          <text:p text:style-name="P14"><text:span text:style-name="T8"><text:s text:c="4"/></text:span><text:span text:style-name="T8">print "This is 'Subroutines' slide "</text:span></text:p>
          <text:p text:style-name="P14"><text:span text:style-name="T8"><text:s text:c="8"/></text:span><text:span text:style-name="T8">.($_[0]||1) ."\n"; </text:span></text:p>
          <text:p text:style-name="P14"><text:span text:style-name="T8">}</text:span></text:p>
          <text:p text:style-name="P14"><text:span text:style-name="T8">syntax $ARGV[0];</text:span></text:p>
          <text:p text:style-name="P14"><text:span text:style-name="T8">#syntax();#Not enough arguments for...</text:span></text:p>
          <text:p text:style-name="P14"><text:span text:style-name="T8">hope;</text:span></text:p>
          <text:p text:style-name="P14"><text:span text:style-name="T8">hope();</text:span></text:p>
          <text:p text:style-name="P14"><text:span text:style-name="T8">&amp;hope;</text:span></text:p>
          <text:p text:style-name="P14"><text:span text:style-name="T8">nope();</text:span></text:p>
          <text:p text:style-name="P14"><text:span text:style-name="T8">#nope;#Bareword "nope" not allowed...</text:span></text:p>
          <text:p text:style-name="P14"><text:span text:style-name="T8">sub hope { print "I hope you like Perl!\n"; }</text:span></text:p>
          <text:p text:style-name="P14"><text:span text:style-name="T8">sub nope { print "I am a dangerous Bareword.\n" }</text:span></text:p>
          <text:p text:style-name="P14"><text:span text:style-name="T8">my $code_ref = sub { print 'I am a closure'.$/ };</text:span></text:p>
          <text:p text:style-name="P14"><text:span text:style-name="T8">print $code_ref,$/;#CODE(0x817094c)</text:span></text:p>
          <text:p text:style-name="P14"><text:span text:style-name="T8">$code_ref-&gt;() or &amp;$code_ref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@_</text:span><text:span text:style-name="T5"><text:line-break/></text:span><text:span text:style-name="T5">contains the parameters passed to the subroutine</text:span></text:p>
              </text:list-item>
              <text:list-item>
                <text:p text:style-name="P7"><text:span text:style-name="T5">if you call a function with two arguments, they will be stored in $_[0] and $_[1]</text:span></text:p>
              </text:list-item>
              <text:list-item>
                <text:p text:style-name="P7"><text:span text:style-name="T5">Avoid to use ($_[0] .. $_[n]) directly unless you want to modify the arguments.</text:span></text:p>
              </text:list-item>
              <text:list-item>
                <text:p text:style-name="P7"><text:span text:style-name="T5">The array @_ is a local array, but its elements are aliases for the actual scalar parameters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sub_args.pl</text:p>
              </text:list-item>
            </text:list>
          </draw:text-box>
        </draw:frame>
        <draw:custom-shape draw:style-name="gr7" draw:text-style-name="P15" draw:layer="layout" svg:width="21.603cm" svg:height="13.217cm" svg:x="1.899cm" svg:y="5.304cm">
          <text:p text:style-name="P14"><text:span text:style-name="T8">use strict; use warnings; $\ = $/;</text:span></text:p>
          <text:p text:style-name="P14"><text:span text:style-name="T8">sub modify($) { </text:span></text:p>
          <text:p text:style-name="P14"><text:span text:style-name="T8"><text:s text:c="4"/></text:span><text:span text:style-name="T8">print "The alias holding "</text:span></text:p>
          <text:p text:style-name="P14"><text:span text:style-name="T8"><text:s text:c="8"/></text:span><text:span text:style-name="T8">.($_[0]++) ." will be modifyed\n"; </text:span></text:p>
          <text:p text:style-name="P14"><text:span text:style-name="T8">}</text:span></text:p>
          <text:p text:style-name="P14"><text:span text:style-name="T8"/></text:p>
          <text:p text:style-name="P14"><text:span text:style-name="T8">modify($ARGV[0]);</text:span></text:p>
          <text:p text:style-name="P14"><text:span text:style-name="T8">print $ARGV[0];</text:span></text:p>
          <text:p text:style-name="P14"><text:span text:style-name="T8"/></text:p>
          <text:p text:style-name="P14"><text:span text:style-name="T8">copy_arg($ARGV[0]);</text:span></text:p>
          <text:p text:style-name="P14"><text:span text:style-name="T8">print $ARGV[0];</text:span></text:p>
          <text:p text:style-name="P14"><text:span text:style-name="T8"/></text:p>
          <text:p text:style-name="P14"><text:span text:style-name="T8">sub copy_arg {</text:span></text:p>
          <text:p text:style-name="P14"><text:span text:style-name="T8"><text:s text:c="4"/></text:span><text:span text:style-name="T8">my ($copy) = @_;</text:span></text:p>
          <text:p text:style-name="P14"><text:span text:style-name="T8"><text:s text:c="4"/></text:span><text:span text:style-name="T8">print "The copy holding "</text:span></text:p>
          <text:p text:style-name="P14"><text:span text:style-name="T8"><text:s text:c="8"/></text:span><text:span text:style-name="T8">.($copy++) ." will NOT modify \$ARGV[0]\n"; 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rieving data from calling subroutine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caller EXPR</text:span><text:span text:style-name="T5"><text:line-break/></text:span><text:span text:style-name="T5">caller</text:span><text:span text:style-name="T5"><text:line-break/></text:span><text:span text:style-name="T7">Returns the context of the current subroutine call.</text:span> </text:p>
                <text:list>
                  <text:list-item>
                    <text:p text:style-name="P7"><text:span text:style-name="T9">In scalar context, returns the caller's package name if there is a caller and the undefined value otherwise. </text:span></text:p>
                  </text:list-item>
                  <text:list-item>
                    <text:p text:style-name="P7"><text:span text:style-name="T9">In list context, returns</text:span><text:span text:style-name="T9"><text:line-break/></text:span><text:span text:style-name="T9">($package, $filename, $line) = caller;</text:span></text:p>
                  </text:list-item>
                  <text:list-item>
                    <text:p text:style-name="P7"><text:span text:style-name="T9">In list context with EXPR, returns more...</text:span></text:p>
                  </text:list-item>
                  <text:list-item>
                    <text:p text:style-name="P7"><text:span text:style-name="T9">The value of EXPR indicates how many call frames to go back before the current on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caller.pl</text:p>
              </text:list-item>
            </text:list>
          </draw:text-box>
        </draw:frame>
        <draw:custom-shape draw:style-name="gr6" draw:text-style-name="P15" draw:layer="layout" svg:width="21.603cm" svg:height="12.461cm" svg:x="1.9cm" svg:y="5.305cm">
          <text:p text:style-name="P14"><text:span text:style-name="T8">use Data::Dumper;</text:span></text:p>
          <text:p text:style-name="P14"><text:span text:style-name="T8">sub dump_stacktrace {</text:span></text:p>
          <text:p text:style-name="P14"><text:span text:style-name="T8"><text:s text:c="4"/></text:span><text:span text:style-name="T8">print shift || 'Dumping stacktrace:';</text:span></text:p>
          <text:p text:style-name="P14"><text:span text:style-name="T8"><text:s text:c="4"/></text:span><text:span text:style-name="T8">my $call_frame = 1;</text:span></text:p>
          <text:p text:style-name="P14"><text:span text:style-name="T8"><text:s text:c="4"/></text:span><text:span text:style-name="T8">local $,=$/;</text:span></text:p>
          <text:p text:style-name="P14"><text:span text:style-name="T8"><text:s text:c="4"/></text:span><text:span text:style-name="T8">my %i;</text:span></text:p>
          <text:p text:style-name="P14"><text:span text:style-name="T8"><text:s text:c="4"/></text:span><text:span text:style-name="T8">while(($i{package}, $i{filename}, $i{line},</text:span></text:p>
          <text:p text:style-name="P14"><text:span text:style-name="T8"><text:s text:c="11"/></text:span><text:span text:style-name="T8">$i{subroutine}, $i{hasargs}, $i{wantarray},</text:span></text:p>
          <text:p text:style-name="P14"><text:span text:style-name="T8"><text:s text:c="11"/></text:span><text:span text:style-name="T8">$i{evaltext}, $i{is_require}, $i{hints},</text:span></text:p>
          <text:p text:style-name="P14"><text:span text:style-name="T8"><text:s text:c="11"/></text:span><text:span text:style-name="T8">$i{bitmask}, $i{hinthash})</text:span></text:p>
          <text:p text:style-name="P14"><text:span text:style-name="T8"><text:s text:c="11"/></text:span><text:span text:style-name="T8">= caller($call_frame++)){</text:span></text:p>
          <text:p text:style-name="P14"><text:span text:style-name="T8"><text:s text:c="8"/></text:span><text:span text:style-name="T8">print Data::Dumper-&gt;Dump(</text:span></text:p>
          <text:p text:style-name="P14"><text:span text:style-name="T8"><text:s text:c="12"/></text:span><text:span text:style-name="T8">[\%i],['call '.($call_frame-1)]</text:span></text:p>
          <text:p text:style-name="P14"><text:span text:style-name="T8"><text:s text:c="8"/></text:span><text:span text:style-name="T8">);</text:span></text:p>
          <text:p text:style-name="P14"><text:span text:style-name="T8"><text:s text:c="4"/></text:span><text:span text:style-name="T8">}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caller2.pl</text:p>
              </text:list-item>
            </text:list>
          </draw:text-box>
        </draw:frame>
        <draw:custom-shape draw:style-name="gr6" draw:text-style-name="P15" draw:layer="layout" svg:width="21.603cm" svg:height="13.217cm" svg:x="1.9cm" svg:y="5.305cm">
          <text:p text:style-name="P14"><text:span text:style-name="T8">package Calling;</text:span></text:p>
          <text:p text:style-name="P14"><text:span text:style-name="T8">require 'caller.pl';</text:span></text:p>
          <text:p text:style-name="P14"><text:span text:style-name="T8">run(@ARGV);</text:span></text:p>
          <text:p text:style-name="P14"><text:span text:style-name="T8">sub run {</text:span></text:p>
          <text:p text:style-name="P14"><text:span text:style-name="T8"><text:s text:c="4"/></text:span><text:span text:style-name="T8">print '"run" called';</text:span></text:p>
          <text:p text:style-name="P14"><text:span text:style-name="T8"><text:s text:c="4"/></text:span><text:span text:style-name="T8">OtherPackage::second(shift);</text:span></text:p>
          <text:p text:style-name="P14"><text:span text:style-name="T8">}</text:span></text:p>
          <text:p text:style-name="P14"><text:span text:style-name="T8"/></text:p>
          <text:p text:style-name="P14"><text:span text:style-name="T8">sub OtherPackage::second {</text:span></text:p>
          <text:p text:style-name="P14"><text:span text:style-name="T8"><text:s text:c="4"/></text:span><text:span text:style-name="T8">print '"second" called';</text:span></text:p>
          <text:p text:style-name="P14"><text:span text:style-name="T8"><text:s text:c="4"/></text:span><text:span text:style-name="T8">my@a = ThirdPackage::third(@_);</text:span></text:p>
          <text:p text:style-name="P14"><text:span text:style-name="T8">}</text:span></text:p>
          <text:p text:style-name="P14"><text:span text:style-name="T8"/></text:p>
          <text:p text:style-name="P14"><text:span text:style-name="T8">sub ThirdPackage::third {</text:span></text:p>
          <text:p text:style-name="P14"><text:span text:style-name="T8"><text:s text:c="4"/></text:span><text:span text:style-name="T8">print '"third" called';</text:span></text:p>
          <text:p text:style-name="P14"><text:span text:style-name="T8"><text:s text:c="4"/></text:span><text:span text:style-name="T8">dump_stacktrace('This is the stack trace:');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539cm" svg:height="1.195cm" svg:x="23.502cm" svg:y="2.402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(list, scalar, or void) depending on the context of the subroutine call</text:p>
                  </text:list-item>
                  <text:list-item>
                    <text:p text:style-name="P7">If you specify no return value:</text:p>
                    <text:list>
                      <text:list-item>
                        <text:p text:style-name="P7">returns an empty list in list context, </text:p>
                      </text:list-item>
                      <text:list-item>
                        <text:p text:style-name="P7">the undefined value in scalar context, </text:p>
                      </text:list-item>
                      <text:list-item>
                        <text:p text:style-name="P7">nothing in void context.</text:p>
                      </text:list-item>
                    </text:list>
                  </text:list-item>
                  <text:list-item>
                    <text:p text:style-name="P7">If you return one or more lists: </text:p>
                    <text:list>
                      <text:list-item>
                        <text:p text:style-name="P7">these will be flattened toge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A <text:span text:style-name="T11">return</text:span> statement may be used to specify a return value</text:p>
                  </text:list-item>
                  <text:list-item>
                    <text:p text:style-name="P7">The last evaluated statement becomes <text:span text:style-name="T12">automatically</text:span> the return value</text:p>
                  </text:list-item>
                  <text:list-item>
                    <text:p text:style-name="P7">If the last statement is a foreach or a while, the returned value is unspecified</text:p>
                  </text:list-item>
                  <text:list-item>
                    <text:p text:style-name="P7">The empty sub returns the empty list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03cm" svg:y="2.403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: return.pl</text:p>
              </text:list-item>
            </text:list>
          </draw:text-box>
        </draw:frame>
        <draw:custom-shape draw:style-name="gr9" draw:text-style-name="P15" draw:layer="layout" svg:width="21.603cm" svg:height="12.194cm" svg:x="1.901cm" svg:y="5.306cm">
          <text:p text:style-name="P14"><text:span text:style-name="T8">#prints favorite pet or a list of all pets</text:span></text:p>
          <text:p text:style-name="P14"><text:span text:style-name="T8">my @pets = qw|Goldy Amelia Jako|;</text:span></text:p>
          <text:p text:style-name="P14"><text:span text:style-name="T8"/></text:p>
          <text:p text:style-name="P14"><text:span text:style-name="T8">print run($ARGV[0]);</text:span></text:p>
          <text:p text:style-name="P14"><text:span text:style-name="T8">sub run {</text:span></text:p>
          <text:p text:style-name="P14"><text:span text:style-name="T8"><text:s text:c="4"/></text:span><text:span text:style-name="T8">my $pref = shift||'';#favorite or list of pets</text:span></text:p>
          <text:p text:style-name="P14"><text:span text:style-name="T8"><text:s text:c="4"/></text:span><text:span text:style-name="T8">if($pref) { favorite() }</text:span></text:p>
          <text:p text:style-name="P14"><text:span text:style-name="T8"><text:s text:c="4"/></text:span><text:span text:style-name="T8">else <text:s text:c="5"/>{ local $,=$/; print pets() }</text:span></text:p>
          <text:p text:style-name="P14"><text:span text:style-name="T8">}</text:span></text:p>
          <text:p text:style-name="P14"><text:span text:style-name="T8">sub favorite {</text:span></text:p>
          <text:p text:style-name="P14"><text:span text:style-name="T8"><text:s text:c="4"/></text:span><text:span text:style-name="T8">'favorite:'.$pets[1]</text:span></text:p>
          <text:p text:style-name="P14"><text:span text:style-name="T8">}</text:span></text:p>
          <text:p text:style-name="P14"><text:span text:style-name="T8">sub pets {</text:span></text:p>
          <text:p text:style-name="P14"><text:span text:style-name="T8"><text:s text:c="4"/></text:span><text:span text:style-name="T8">return ('all pets:', @pets)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  <text:list>
                  <text:list-item>
                    <text:p text:style-name="P7"><text:span text:style-name="T4">Returns true if the context of the currently executing subroutine or eval is looking for a list value</text:span></text:p>
                  </text:list-item>
                  <text:list-item>
                    <text:p text:style-name="P7"><text:span text:style-name="T4">Returns false if the context is looking for a scalar. </text:span></text:p>
                  </text:list-item>
                  <text:list-item>
                    <text:p text:style-name="P7"><text:span text:style-name="T4">Returns the undefined value if the context is looking for no value (void context)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</text:list-item>
            </text:list>
          </draw:text-box>
        </draw:frame>
        <draw:custom-shape draw:style-name="gr6" draw:text-style-name="P17" draw:layer="layout" svg:width="21.603cm" svg:height="12.461cm" svg:x="1.902cm" svg:y="5.307cm">
          <text:p text:style-name="P14"><text:span text:style-name="T13"># prints favorite pet or a list of all pets, </text:span></text:p>
          <text:p text:style-name="P14"><text:span text:style-name="T13"># or nothing depending on context</text:span></text:p>
          <text:p text:style-name="P14"><text:span text:style-name="T13">my @pets = qw|Goldy Amelia Jako|;</text:span></text:p>
          <text:p text:style-name="P14"><text:span text:style-name="T13">run();</text:span></text:p>
          <text:p text:style-name="P14"><text:span text:style-name="T13"/></text:p>
          <text:p text:style-name="P14"><text:span text:style-name="T13">sub run {</text:span></text:p>
          <text:p text:style-name="P14"><text:span text:style-name="T13"><text:s text:c="4"/></text:span><text:span text:style-name="T13">if(defined $ARGV[0]) {</text:span></text:p>
          <text:p text:style-name="P14"><text:span text:style-name="T13"><text:s text:c="8"/></text:span><text:span text:style-name="T13">if($ARGV[0]==1) <text:s text:c="3"/>{ my $favorite = pets() }</text:span></text:p>
          <text:p text:style-name="P14"><text:span text:style-name="T13"><text:s text:c="8"/></text:span><text:span text:style-name="T13">elsif($ARGV[0]==2) { my @pets = pets() <text:s text:c="4"/>}</text:span></text:p>
          <text:p text:style-name="P14"><text:span text:style-name="T13"><text:s text:c="4"/></text:span><text:span text:style-name="T13">}</text:span></text:p>
          <text:p text:style-name="P14"><text:span text:style-name="T13"><text:s text:c="4"/></text:span><text:span text:style-name="T13">else { pets() }</text:span></text:p>
          <text:p text:style-name="P14"><text:span text:style-name="T13">}</text:span></text:p>
          <text:p text:style-name="P14"><text:span text:style-name="T13"/></text:p>
          <text:p text:style-name="P14"><text:span text:style-name="T13">sub pets {</text:span></text:p>
          <text:p text:style-name="P14"><text:span text:style-name="T13"><text:s text:c="4"/></text:span><text:span text:style-name="T13">local $,=$/ and print ('all pets:', @pets) if wantarray;</text:span></text:p>
          <text:p text:style-name="P14"><text:span text:style-name="T13"><text:s text:c="4"/></text:span><text:span text:style-name="T13">return if not defined wantarray;</text:span></text:p>
          <text:p text:style-name="P14"><text:span text:style-name="T13"><text:s text:c="4"/></text:span><text:span text:style-name="T13">print 'favorite:'.$pets[1] if not wantarray;</text:span></text:p>
          <text:p text:style-name="P14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cope and Declaration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Variable scoping, private variables. </text:span></text:p>
              </text:list-item>
              <text:list-item>
                <text:p text:style-name="P7"><text:span text:style-name="T14">Scope declarations: my, local, our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Scop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What is scope?</text:span></text:p>
                <text:list>
                  <text:list-item>
                    <text:p text:style-name="P7"><text:span text:style-name="T15">Lexical/static</text:span><text:span text:style-name="T7"> scope can be defined by</text:span></text:p>
                    <text:list>
                      <text:list-item>
                        <text:p text:style-name="P7"><text:span text:style-name="T9">the boundary of a file</text:span></text:p>
                      </text:list-item>
                      <text:list-item>
                        <text:p text:style-name="P7"><text:span text:style-name="T9">any block – {}</text:span></text:p>
                      </text:list-item>
                      <text:list-item>
                        <text:p text:style-name="P7"><text:span text:style-name="T9">a subroutine</text:span></text:p>
                      </text:list-item>
                      <text:list-item>
                        <text:p text:style-name="P7"><text:span text:style-name="T9">an eval</text:span></text:p>
                      </text:list-item>
                      <text:list-item>
                        <text:p text:style-name="P7"><text:span text:style-name="T9">using </text:span><text:span text:style-name="T16">my</text:span></text:p>
                      </text:list-item>
                    </text:list>
                  </text:list-item>
                  <text:list-item>
                    <text:p text:style-name="P7"><text:span text:style-name="T7">Global/package/dynamic scope can be defined by using </text:span><text:span text:style-name="T17">sub</text:span><text:span text:style-name="T7">, </text:span><text:span text:style-name="T17">our</text:span><text:span text:style-name="T7"> and </text:span><text:span text:style-name="T17">local</text:span><text:span text:style-name="T7"> declarations respectively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my - declare and assign a local variable (lexical scoping)</text:p>
              </text:list-item>
              <text:list-item>
                <text:p text:style-name="P19">our - declare and assign a package variable (global scoping)</text:p>
              </text:list-item>
              <text:list-item>
                <text:p text:style-name="P19">local - create a temporary value for a global variable (dynamic scoping)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>
        <office:forms form:automatic-focus="false" form:apply-design-mode="false"/>
        <draw:frame presentation:style-name="pr9" draw:text-style-name="P7" draw:layer="layout" svg:width="17.599cm" svg:height="3.274cm" svg:x="7.099cm" svg:y="-0.175cm" presentation:class="title">
          <draw:text-box>
            <text:p text:style-name="P7">Declarations</text:p>
          </draw:text-box>
        </draw:frame>
        <draw:frame presentation:style-name="pr10" draw:text-style-name="P11" draw:layer="layout" svg:width="23.596cm" svg:height="15.076cm" svg:x="0.9cm" svg:y="3.522cm" presentation:class="outline" presentation:user-transformed="true">
          <draw:text-box>
            <text:list text:style-name="L4">
              <text:list-item>
                <text:p text:style-name="P7">my $var;<text:line-break/><text:span text:style-name="T7">A </text:span><text:span text:style-name="T17">my</text:span><text:span text:style-name="T7"> declares the listed variables to be local (lexically) to the enclosing block, file, or eval.</text:span></text:p>
              </text:list-item>
              <text:list-item>
                <text:p text:style-name="P7"><text:span text:style-name="T7"><text:s/></text:span><text:span text:style-name="T7">If more than one value is listed, the list must be placed in parentheses.</text:span></text:p>
              </text:list-item>
              <text:list-item>
                <text:p text:style-name="P7"><text:span text:style-name="T7">a virable declared via </text:span><text:span text:style-name="T17">my</text:span><text:span text:style-name="T7"> is <text:s/></text:span><text:span text:style-name="T15">private</text:span></text:p>
              </text:list-item>
              <text:list-item>
                <text:p text:style-name="P7"><text:span text:style-name="T7">See: perlfunc/my, perlsub/Private Variables via my()</text:span><text:span text:style-name="T7"><text:line-break/></text:span><text:span text:style-name="T7"/></text:p>
              </text:list-item>
            </text:list>
          </draw:text-box>
        </draw:frame>
        <draw:custom-shape draw:style-name="gr10" draw:text-style-name="P15" draw:layer="layout" svg:width="21.603cm" svg:height="4.2cm" svg:x="1.699cm" svg:y="13.3cm">
          <text:p text:style-name="P14"><text:span text:style-name="T8">my $dog;</text:span><text:span text:style-name="T8"><text:tab/></text:span><text:span text:style-name="T8"> <text:s text:c="8"/>#declare $dog lexically local <text:s text:c="3"/></text:span><text:span text:style-name="T8"><text:tab/></text:span></text:p>
          <text:p text:style-name="P14"><text:span text:style-name="T8">my (@cats, %dogs); #declare list of variables local</text:span></text:p>
          <text:p text:style-name="P14"><text:span text:style-name="T8">my $fish = "bob"; <text:s/>#declare $fish lexical, and init it</text:span></text:p>
          <text:p text:style-name="P14"><text:span text:style-name="T8">my @things = ('fish','cat');</text:span></text:p>
          <text:p text:style-name="P14"><text:span text:style-name="T8">#declare @things lexical, and init 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y $var;<text:line-break/>Example:</text:p>
              </text:list-item>
            </text:list>
          </draw:text-box>
        </draw:frame>
        <draw:custom-shape draw:style-name="gr11" draw:text-style-name="P15" draw:layer="layout" svg:width="21.603cm" svg:height="8.681cm" svg:x="1.7cm" svg:y="6.5cm">
          <text:p text:style-name="P14"><text:span text:style-name="T8">my $dog = 'Puffy';</text:span></text:p>
          <text:p text:style-name="P14"><text:span text:style-name="T8">{</text:span></text:p>
          <text:p text:style-name="P14"><text:span text:style-name="T8"><text:s text:c="4"/></text:span><text:span text:style-name="T8">my $dog = 'Betty';</text:span></text:p>
          <text:p text:style-name="P14"><text:span text:style-name="T8"><text:s text:c="4"/></text:span><text:span text:style-name="T8">print 'My dog is named ' . $dog;</text:span></text:p>
          <text:p text:style-name="P14"><text:span text:style-name="T8">}</text:span></text:p>
          <text:p text:style-name="P14"><text:span text:style-name="T8">print 'My dog is named ' . $dog;</text:span></text:p>
          <text:p text:style-name="P14"><text:span text:style-name="T8">my ($fish, $cat, $parrot) = qw|Goldy Amelia Jako|;</text:span></text:p>
          <text:p text:style-name="P14"><text:span text:style-name="T8">print $fish, $cat, $parrot;</text:span></text:p>
          <text:p text:style-name="P14"><text:span text:style-name="T8">#print $lizard;</text:span></text:p>
          <text:p text:style-name="P14"><text:span text:style-name="T8">#Global symbol "$lizard" requires explicit package name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our EXPR</text:p>
                <text:list>
                  <text:list-item>
                    <text:p text:style-name="P7">associates a simple name with a package variable in the current package</text:p>
                  </text:list-item>
                  <text:list-item>
                    <text:p text:style-name="P7">can be used within the current scope without prefixing it with package name</text:p>
                  </text:list-item>
                  <text:list-item>
                    <text:p text:style-name="P7">can be used outside the current package by prefixing it with the package name 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ur – Example:</text:p>
              </text:list-item>
            </text:list>
          </draw:text-box>
        </draw:frame>
        <draw:custom-shape draw:style-name="gr12" draw:text-style-name="P15" draw:layer="layout" svg:width="21.603cm" svg:height="13.973cm" svg:x="1.701cm" svg:y="4.8cm">
          <text:p text:style-name="P14"><text:span text:style-name="T8">{</text:span></text:p>
          <text:p text:style-name="P14"><text:span text:style-name="T8"><text:s text:c="4"/></text:span><text:span text:style-name="T8">package GoodDogs;</text:span></text:p>
          <text:p text:style-name="P14"><text:span text:style-name="T8"><text:s text:c="4"/></text:span><text:span text:style-name="T8">print 'We are in package ' . __PACKAGE__;</text:span></text:p>
          <text:p text:style-name="P14"><text:span text:style-name="T8"><text:s text:c="4"/></text:span><text:span text:style-name="T8">our $dog = 'Puffy';</text:span></text:p>
          <text:p text:style-name="P14"><text:span text:style-name="T8"><text:s text:c="4"/></text:span><text:span text:style-name="T8">{</text:span></text:p>
          <text:p text:style-name="P14"><text:span text:style-name="T8"><text:s text:c="8"/></text:span><text:span text:style-name="T8">print 'Our dog is named ' . $dog;</text:span></text:p>
          <text:p text:style-name="P14"><text:span text:style-name="T8"><text:s text:c="8"/></text:span><text:span text:style-name="T8">my $dog = 'Betty';</text:span></text:p>
          <text:p text:style-name="P14"><text:span text:style-name="T8"><text:s text:c="8"/></text:span><text:span text:style-name="T8">print 'My dog is named ' . $dog;</text:span></text:p>
          <text:p text:style-name="P14"><text:span text:style-name="T8"><text:s text:c="4"/></text:span><text:span text:style-name="T8">}</text:span></text:p>
          <text:p text:style-name="P14"><text:span text:style-name="T8"><text:s text:c="4"/></text:span><text:span text:style-name="T8">print 'My dog is named ' . $dog;</text:span></text:p>
          <text:p text:style-name="P14"><text:span text:style-name="T8">}{#delete this line and experiment</text:span></text:p>
          <text:p text:style-name="P14"><text:span text:style-name="T8"><text:s text:c="4"/></text:span><text:span text:style-name="T8">package BadDogs;</text:span></text:p>
          <text:p text:style-name="P14"><text:span text:style-name="T8"><text:s text:c="4"/></text:span><text:span text:style-name="T8">print $/.'We are in package ' . __PACKAGE__;</text:span></text:p>
          <text:p text:style-name="P14"><text:span text:style-name="T8"><text:s text:c="4"/></text:span><text:span text:style-name="T8">#print 'Previous dog is named ' . $dog;</text:span></text:p>
          <text:p text:style-name="P14"><text:span text:style-name="T8"><text:s text:c="4"/></text:span><text:span text:style-name="T8">print 'Your dog is named ' . $GoodDogs::dog;</text:span></text:p>
          <text:p text:style-name="P14"><text:span text:style-name="T8"><text:s text:c="4"/></text:span><text:span text:style-name="T8">our $dog = 'Bobby';</text:span></text:p>
          <text:p text:style-name="P14"><text:span text:style-name="T8"><text:s text:c="4"/></text:span><text:span text:style-name="T8">print 'Our dog is named ' . $dog;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EXPR</text:p>
                <text:list>
                  <text:list-item>
                    <text:p text:style-name="P7"><text:span text:style-name="T5">modifies the listed variables to be local to the enclosing block, file, or eval</text:span></text:p>
                  </text:list-item>
                  <text:list-item>
                    <text:p text:style-name="P7"><text:span text:style-name="T5"><text:s/></text:span><text:span text:style-name="T5">If more than one value is listed, the list must be placed in parenthes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2.416cm" presentation:class="outline" presentation:user-transformed="true">
          <draw:text-box>
            <text:list text:style-name="L4">
              <text:list-item>
                <text:p text:style-name="P7">local EXPR<text:line-break/><text:line-break/><text:span text:style-name="T9">WARNING: </text:span></text:p>
                <text:list>
                  <text:list-item>
                    <text:p text:style-name="P7"><text:span text:style-name="T9">prefer </text:span><text:span text:style-name="T16">my</text:span><text:span text:style-name="T9"> instead of </text:span><text:span text:style-name="T16">local</text:span><text:span text:style-name="T9"> – <text:s/>it's faster and safer</text:span></text:p>
                  </text:list-item>
                  <text:list-item>
                    <text:p text:style-name="P7"><text:span text:style-name="T9">exceptions are: </text:span></text:p>
                    <text:list>
                      <text:list-item>
                        <text:p text:style-name="P7"><text:span text:style-name="T9">global punctuation variables</text:span></text:p>
                      </text:list-item>
                      <text:list-item>
                        <text:p text:style-name="P7"><text:span text:style-name="T9">global filehandles and formats</text:span></text:p>
                      </text:list-item>
                      <text:list-item>
                        <text:p text:style-name="P7"><text:span text:style-name="T9">direct manipulation of the Perl symbol table itself</text:span></text:p>
                      </text:list-item>
                    </text:list>
                  </text:list-item>
                  <text:list-item>
                    <text:p text:style-name="P7"><text:span text:style-name="T9">local is mostly used when the current value of a variable must be visible to called subroutines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cm" svg:y="2.4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– Example:</text:p>
              </text:list-item>
            </text:list>
          </draw:text-box>
        </draw:frame>
        <draw:custom-shape draw:style-name="gr13" draw:text-style-name="P15" draw:layer="layout" svg:width="21.603cm" svg:height="13.217cm" svg:x="1.702cm" svg:y="5.001cm">
          <text:p text:style-name="P14"><text:span text:style-name="T8">use English;</text:span></text:p>
          <text:p text:style-name="P14"><text:span text:style-name="T8">{</text:span></text:p>
          <text:p text:style-name="P14"><text:span text:style-name="T8"><text:s text:c="4"/></text:span><text:span text:style-name="T8">local $^O = 'Win32';</text:span></text:p>
          <text:p text:style-name="P14"><text:span text:style-name="T8"><text:s text:c="4"/></text:span><text:span text:style-name="T8">local $OUTPUT_RECORD_SEPARATOR = "\n-----\n";#$\</text:span></text:p>
          <text:p text:style-name="P14"><text:span text:style-name="T8"><text:s text:c="4"/></text:span><text:span text:style-name="T8">local $OUTPUT_FIELD_SEPARATOR = ': ';#$,</text:span></text:p>
          <text:p text:style-name="P14"><text:span text:style-name="T8"><text:s text:c="4"/></text:span><text:span text:style-name="T8">print 'We run on', $OSNAME;</text:span></text:p>
          <text:p text:style-name="P14"><text:span text:style-name="T8"><text:s text:c="4"/></text:span></text:p>
          <text:p text:style-name="P14"><text:span text:style-name="T8"><text:s text:c="4"/></text:span><text:span text:style-name="T8">open my $fh, $PROGRAM_NAME or die $OS_ERROR;#$0 $!</text:span></text:p>
          <text:p text:style-name="P14"><text:span text:style-name="T8"><text:s text:c="4"/></text:span><text:span text:style-name="T8">local $INPUT_RECORD_SEPARATOR ; #$/ enable localized slurp mode</text:span></text:p>
          <text:p text:style-name="P14"><text:span text:style-name="T8"><text:s text:c="4"/></text:span><text:span text:style-name="T8">my $content = &lt;$fh&gt;;</text:span></text:p>
          <text:p text:style-name="P14"><text:span text:style-name="T8"><text:s text:c="4"/></text:span><text:span text:style-name="T8">close $fh;</text:span></text:p>
          <text:p text:style-name="P14"><text:span text:style-name="T8"><text:s text:c="4"/></text:span><text:span text:style-name="T8">print $content;</text:span></text:p>
          <text:p text:style-name="P14"><text:span text:style-name="T8"><text:s text:c="4"/></text:span><text:span text:style-name="T8">#my $^O = 'Solaris';#Can't use global $^O in "my"...</text:span></text:p>
          <text:p text:style-name="P14"><text:span text:style-name="T8">}</text:span></text:p>
          <text:p text:style-name="P14"><text:span text:style-name="T8">print 'We run on ', $OSNAME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tate EXPR<text:line-break/>state TYPE EXPR<text:line-break/>state EXPR : ATTRS<text:line-break/>state TYPE EXPR : ATTRS</text:p>
                <text:list>
                  <text:list-item>
                    <text:p><text:span text:style-name="T5">state declares a lexically scoped variable, just like my does. However, those variables will never be reinitialized, contrary to lexical variables that are reinitialized each time their enclosing block is entered.</text:span></text:p>
                  </text:list-item>
                  <text:list-item>
                    <text:p><text:span text:style-name="T5">state variables are only enabled when the feature 'state' pragma is in effect. See featur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27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tate – Example:</text:p>
              </text:list-item>
            </text:list>
          </draw:text-box>
        </draw:frame>
        <draw:custom-shape draw:style-name="gr13" draw:text-style-name="P15" draw:layer="layout" svg:width="21.603cm" svg:height="13.217cm" svg:x="1.702cm" svg:y="5.001cm">
          <text:p text:style-name="P21"><text:span text:style-name="T8">#!/usr/bin/env perl</text:span></text:p>
          <text:p text:style-name="P21"><text:span text:style-name="T8">#use 5.12.2;</text:span></text:p>
          <text:p text:style-name="P21"><text:span text:style-name="T8">#or 5.12.0 etc...;</text:span></text:p>
          <text:p text:style-name="P21"><text:span text:style-name="T8">#or just</text:span></text:p>
          <text:p text:style-name="P21"><text:span text:style-name="T8">use feature qw(say state);</text:span></text:p>
          <text:p text:style-name="P21"><text:span text:style-name="T8">use strict;</text:span></text:p>
          <text:p text:style-name="P21"><text:span text:style-name="T8">use warnings;</text:span></text:p>
          <text:p text:style-name="P21"><text:span text:style-name="T8">for(1..9){</text:span></text:p>
          <text:p text:style-name="P21"><text:span text:style-name="T8"><text:tab/></text:span><text:span text:style-name="T8">stateful($_,$_);</text:span></text:p>
          <text:p text:style-name="P21"><text:span text:style-name="T8">}</text:span></text:p>
          <text:p text:style-name="P21"><text:span text:style-name="T8">sub stateful{</text:span></text:p>
          <text:p text:style-name="P21"><text:span text:style-name="T8"><text:s text:c="2"/></text:span><text:span text:style-name="T8">my $param = shift;</text:span></text:p>
          <text:p text:style-name="P21"><text:span text:style-name="T8"><text:s text:c="2"/></text:span><text:span text:style-name="T8">state $once = shift;</text:span></text:p>
          <text:p text:style-name="P21"><text:span text:style-name="T8"><text:s text:c="2"/></text:span><text:span text:style-name="T8">say 'we were given ', $param, </text:span></text:p>
          <text:p text:style-name="P21"><text:span text:style-name="T8"><text:s text:c="4"/></text:span><text:span text:style-name="T8">', but we kept first time call param: '.$once;</text:span></text:p>
          <text:p text:style-name="P21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28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Subroutines</text:span></text:p>
          </draw:text-box>
        </draw:frame>
        <draw:frame presentation:style-name="pr11" draw:text-style-name="P10" draw:layer="layout" svg:width="12.801cm" svg:height="3.405cm" svg:x="6.499cm" svg:y="7.523cm" presentation:class="outline" presentation:user-transformed="true">
          <draw:text-box>
            <text:p text:style-name="P22"><text:span text:style-name="T18">Questions?</text:span></text:p>
          </draw:text-box>
        </draw:frame>
        <presentation:notes draw:style-name="dp5">
          <draw:page-thumbnail draw:layer="layout" svg:width="14.213cm" svg:height="10.659cm" svg:x="2.756cm" svg:y="2.134cm" draw:page-number="29"/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number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number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dc:title>Perl Programming Course</dc:title>
    <meta:initial-creator>Красимир Беров</meta:initial-creator>
    <meta:creation-date>2008-02-07T03:18:25</meta:creation-date>
    <dc:creator>Berov </dc:creator>
    <dc:date>2013-04-10T12:39:24</dc:date>
    <meta:editing-cycles>74</meta:editing-cycles>
    <meta:editing-duration>PT13H43M17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